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oogle.com/url?sa=i&amp;source=imgres&amp;cd=&amp;cad=rja&amp;uact=8&amp;ved=2ahUKEwikqZ728LbkAhWpz4UKHUBRClwQjRx6BAgBEAQ&amp;url=https%3A%2F%2Fwww.stepjockey.com%2Fblog%2Fstair-climbing-how-i-climbed-one-million-steps&amp;psig=AOvVaw1gUuLIs7lyQJpdwQ_75d6V&amp;ust=1567676695504026" text:style-name="Internet_20_link" text:visited-style-name="Visited_20_Internet_20_Link">https://www.google.com/url?sa=i&amp;source=imgres&amp;cd=&amp;cad=rja&amp;uact=8&amp;ved=2ahUKEwikqZ728LbkAhWpz4UKHUBRClwQjRx6BAgBEAQ&amp;url=https%3A%2F%2Fwww.stepjockey.com%2Fblog%2Fstair-climbing-how-i-climbed-one-million-steps&amp;psig=AOvVaw1gUuLIs7lyQJpdwQ_75d6V&amp;ust=1567676695504026</text:a></text:p>
      <text:p text:style-name="Standard"/>
      <text:p text:style-name="Standard"/>
      <text:p text:style-name="Standard"/>
      <text:p text:style-name="Standard"><text:a xlink:type="simple" xlink:href="https://www.google.com/url?sa=i&amp;source=imgres&amp;cd=&amp;cad=rja&amp;uact=8&amp;ved=2ahUKEwiU-dWG8bbkAhWox4UKHYYpDVEQjRx6BAgBEAQ&amp;url=https%3A%2F%2Fdissolve.com%2Fstock-photo%2FLow-angle-view-man-climbing-steps-against-royalty-free-image%2F101-D1061-185-205&amp;psig=AOvVaw2cxAAcEp6E48IX_fxaAWFw&amp;ust=1567676730410617" text:style-name="Internet_20_link" text:visited-style-name="Visited_20_Internet_20_Link">https://www.google.com/url?sa=i&amp;source=imgres&amp;cd=&amp;cad=rja&amp;uact=8&amp;ved=2ahUKEwiU-dWG8bbkAhWox4UKHYYpDVEQjRx6BAgBEAQ&amp;url=https%3A%2F%2Fdissolve.com%2Fstock-photo%2FLow-angle-view-man-climbing-steps-against-royalty-free-image%2F101-D1061-185-205&amp;psig=AOvVaw2cxAAcEp6E48IX_fxaAWFw&amp;ust=1567676730410617</text:a></text:p>
      <text:p text:style-name="Standard"/>
      <text:p text:style-name="Standard"><text:a xlink:type="simple" xlink:href="https://shop.iamtheindustry.com/wp-content/uploads/2017/10/TShirt35.jpg" text:style-name="Internet_20_link" text:visited-style-name="Visited_20_Internet_20_Link">https://shop.iamtheindustry.com/wp-content/uploads/2017/10/TShirt35.jpg</text:a></text:p>
      <text:p text:style-name="Standard"/>
      <text:p text:style-name="Standard"><text:a xlink:type="simple" xlink:href="https://images-na.ssl-images-amazon.com/images/I/516cPQvTrKL._SL1173_.jpg" text:style-name="Internet_20_link" text:visited-style-name="Visited_20_Internet_20_Link">https://images-na.ssl-images-amazon.com/images/I/516cPQvTrKL._SL1173_.jpg</text:a></text:p>
      <text:p text:style-name="Standard"/>
      <text:p text:style-name="Standard"><text:a xlink:type="simple" xlink:href="https://render.fineartamerica.com/images/rendered/default/t-shirt/22/30/images/artworkimages/medium/1/poppy-painting-on-white-background-jan-matson-transparent.png?targetx=0&amp;targety=0&amp;imagewidth=370&amp;imageheight=291&amp;modelwidth=370&amp;modelheight=490" text:style-name="Internet_20_link" text:visited-style-name="Visited_20_Internet_20_Link">https://render.fineartamerica.com/images/rendered/default/t-shirt/22/30/images/artworkimages/medium/1/poppy-painting-on-white-background-jan-matson-transparent.png?targetx=0&amp;targety=0&amp;imagewidth=370&amp;imageheight=291&amp;modelwidth=370&amp;modelheight=490</text:a></text:p>
      <text:p text:style-name="Standard"/>
      <text:p text:style-name="Standard"><text:a xlink:type="simple" xlink:href="https://render.fineartamerica.com/images/rendered/default/t-shirt/22/2/images/artworkimages/medium/1/cancan-girl-in-white-transparent-background-barbara-st-jean-transparent.png?targetx=0&amp;targety=0&amp;imagewidth=370&amp;imageheight=370&amp;modelwidth=370&amp;modelheight=490" text:style-name="Internet_20_link" text:visited-style-name="Visited_20_Internet_20_Link">https://render.fineartamerica.com/images/rendered/default/t-shirt/22/2/images/artworkimages/medium/1/cancan-girl-in-white-transparent-background-barbara-st-jean-transparent.png?targetx=0&amp;targety=0&amp;imagewidth=370&amp;imageheight=370&amp;modelwidth=370&amp;modelheight=490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53:01.252605859</meta:creation-date>
    <dc:date>2019-09-04T13:01:13.402402067</dc:date>
    <meta:editing-duration>PT5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" meta:character-count="1204" meta:non-whitespace-character-count="1204"/>
  </office:meta>
</office:document-meta>
</file>